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6576" calcext:value-type="float">
            <text:p>144.8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7936" calcext:value-type="float">
            <text:p>144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2072" calcext:value-type="float">
            <text:p>143.8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1864" calcext:value-type="float">
            <text:p>139.8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5096" calcext:value-type="float">
            <text:p>140.5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644" calcext:value-type="float">
            <text:p>139.1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6152" calcext:value-type="float">
            <text:p>138.3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8664" calcext:value-type="float">
            <text:p>137.1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0656" calcext:value-type="float">
            <text:p>135.5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6752" calcext:value-type="float">
            <text:p>135.5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4584" calcext:value-type="float">
            <text:p>134.9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8848" calcext:value-type="float">
            <text:p>134.0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2464" calcext:value-type="float">
            <text:p>133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4944" calcext:value-type="float">
            <text:p>126.4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6184" calcext:value-type="float">
            <text:p>124.9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6256" calcext:value-type="float">
            <text:p>123.2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0312" calcext:value-type="float">
            <text:p>122.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9856" calcext:value-type="float">
            <text:p>121.5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3544" calcext:value-type="float">
            <text:p>122.8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744" calcext:value-type="float">
            <text:p>120.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1" calcext:value-type="float">
            <text:p>118.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4384" calcext:value-type="float">
            <text:p>110.5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9344" calcext:value-type="float">
            <text:p>108.2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1944" calcext:value-type="float">
            <text:p>106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7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501</text:p>
          </table:table-cell>
          <table:table-cell office:value-type="string" calcext:value-type="string">
            <text:p>Hub Quad</text:p>
          </table:table-cell>
          <table:table-cell office:value-type="string" calcext:value-type="string">
            <text:p>196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